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5221f" officeooo:paragraph-rsid="0005221f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2b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1<text:span text:style-name="T2">8</text:span> / 573 = 0.0<text:span text:style-name="T2">314</text:span></text:p>
      <text:p text:style-name="Preformatted_20_Text"/>
      <text:p text:style-name="Preformatted_20_Text">Title,<text:span text:style-name="T1"> flying goat pose</text:span>.</text:p>
      <text:p text:style-name="Preformatted_20_Text">With that rear leg lifted, index fingers growing out of your skull, <text:span text:style-name="T1">straightened</text:span> that</text:p>
      <text:p text:style-name="Preformatted_20_Text">standing leg <text:span text:style-name="T1">into</text:span> <text:span text:style-name="T1">your</text:span> <text:span text:style-name="T1">command</text:span> to flying goat pose, Mark said.</text:p>
      <text:p text:style-name="Preformatted_20_Text">He timed this for the exact moment Terry walked into the room.</text:p>
      <text:p text:style-name="Preformatted_20_Text">We all worked for GE<text:span text:style-name="T1"> in</text:span> our cynical moments we labeled it <text:span text:style-name="T1">generous electric</text:span>.</text:p>
      <text:p text:style-name="Preformatted_20_Text">The company allowed a yoga class at lunchtime.</text:p>
      <text:p text:style-name="Preformatted_20_Text">They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five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 there was a history.</text:p>
      <text:p text:style-name="Preformatted_20_Text">The fitness center in Boston where we practiced itself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<text:span text:style-name="T1">it in</text:span> a nod to the one third of the company that worked</text:p>
      <text:p text:style-name="Preformatted_20_Text">in Boston<text:span text:style-name="T1">.</text:span></text:p>
      <text:p text:style-name="Preformatted_20_Text"><text:span text:style-name="T1">They</text:span> promised to install a salad bar in our cafeteria.</text:p>
      <text:p text:style-name="Preformatted_20_Text">Cincinnati employees paid use fees for the fitness center.</text:p>
      <text:p text:style-name="Preformatted_20_Text">We guessed the company believed <text:span text:style-name="T1">always</text:span> fair.</text:p>
      <text:p text:style-name="Preformatted_20_Text"><text:span text:style-name="T1">They're</text:span> <text:span text:style-name="T1">in suitor</text:span> <text:span text:style-name="T1">ruckus</text:span>.</text:p>
      <text:p text:style-name="Preformatted_20_Text">When the dust settled, we got a fitness center, but we would not get a pool.</text:p>
      <text:p text:style-name="Preformatted_20_Text">And the 45 minute 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<text:span text:style-name="T1"> we</text:span>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dled, ran and lifted our way through</text:p>
      <text:p text:style-name="Preformatted_20_Text">our one hour and 15 minute lunch hour.</text:p>
      <text:p text:style-name="Preformatted_20_Text">And sometime in the late 1990s<text:span text:style-name="T1"> we</text:span> began yoga classes.</text:p>
      <text:p text:style-name="Preformatted_20_Text">We never forgot the salad bar.</text:p>
      <text:p text:style-name="Preformatted_20_Text">And we used an hour and 15 minutes to make a 45 minute 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 and a <text:span text:style-name="T1">late comer</text:span>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One of our family was not practicing community yoga.</text:p>
      <text:p text:style-name="Preformatted_20_Text">Mark had begun teaching this class a few years previously.</text:p>
      <text:p text:style-name="Preformatted_20_Text"><text:soft-page-break/>He began to think.</text:p>
      <text:p text:style-name="Preformatted_20_Text">Nothing like a good old shaming<text:span text:style-name="T1"> Mark</text:span>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1">Also</text:span> rest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8T12:29:43.542000000</dc:date>
    <meta:editing-duration>PT8M33S</meta:editing-duration>
    <meta:editing-cycles>2</meta:editing-cycles>
    <meta:document-statistic meta:table-count="0" meta:image-count="0" meta:object-count="0" meta:page-count="2" meta:paragraph-count="62" meta:word-count="586" meta:character-count="3163" meta:non-whitespace-character-count="2639"/>
  </office:meta>
</office:document-meta>
</file>